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909cm"/>
    </style:style>
    <style:style style:name="Table1.B" style:family="table-column">
      <style:table-column-properties style:column-width="6.592cm"/>
    </style:style>
    <style:style style:name="Table1.C" style:family="table-column">
      <style:table-column-properties style:column-width="1.591cm"/>
    </style:style>
    <style:style style:name="Table1.D" style:family="table-column">
      <style:table-column-properties style:column-width="6.9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d895" officeooo:paragraph-rsid="0014d895"/>
    </style:style>
    <style:style style:name="P2" style:family="paragraph" style:parent-style-name="Text_20_body">
      <style:text-properties officeooo:rsid="0014d895" officeooo:paragraph-rsid="0014d895"/>
    </style:style>
    <style:style style:name="P3" style:family="paragraph" style:parent-style-name="Text_20_body">
      <style:text-properties officeooo:paragraph-rsid="0014d895"/>
    </style:style>
    <style:style style:name="P4" style:family="paragraph" style:parent-style-name="Header">
      <style:text-properties officeooo:rsid="0014d895" officeooo:paragraph-rsid="0014d895"/>
    </style:style>
    <style:style style:name="P5" style:family="paragraph" style:parent-style-name="Heading_20_1">
      <style:paragraph-properties fo:text-align="center" style:justify-single-word="false"/>
      <style:text-properties officeooo:rsid="0014d895" officeooo:paragraph-rsid="0014d895"/>
    </style:style>
    <style:style style:name="P6" style:family="paragraph" style:parent-style-name="Table_20_Contents">
      <style:text-properties fo:font-weight="bold" officeooo:rsid="00182578" officeooo:paragraph-rsid="00182578" style:font-weight-asian="bold" style:font-weight-complex="bold"/>
    </style:style>
    <style:style style:name="P7" style:family="paragraph" style:parent-style-name="Table_20_Contents">
      <style:text-properties style:text-underline-style="none" fo:font-weight="bold" officeooo:rsid="00182578" officeooo:paragraph-rsid="00182578" style:font-weight-asian="bold" style:font-weight-complex="bold"/>
    </style:style>
    <style:style style:name="P8" style:family="paragraph" style:parent-style-name="Table_20_Contents">
      <style:text-properties officeooo:rsid="001a24e3" officeooo:paragraph-rsid="001a24e3"/>
    </style:style>
    <style:style style:name="P9" style:family="paragraph" style:parent-style-name="Table_20_Contents">
      <style:text-properties officeooo:rsid="001afd95" officeooo:paragraph-rsid="001afd95"/>
    </style:style>
    <style:style style:name="P10" style:family="paragraph" style:parent-style-name="Table_20_Contents">
      <style:text-properties officeooo:rsid="001c629e" officeooo:paragraph-rsid="001c629e"/>
    </style:style>
    <style:style style:name="T1" style:family="text">
      <style:text-properties officeooo:rsid="0014d895"/>
    </style:style>
    <style:style style:name="T2" style:family="text">
      <style:text-properties officeooo:rsid="0018eb8e"/>
    </style:style>
    <style:style style:name="T3" style:family="text">
      <style:text-properties officeooo:rsid="0019fab7"/>
    </style:style>
    <style:style style:name="T4" style:family="text">
      <style:text-properties officeooo:rsid="001a24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gram Testing – 122COM</text:h>
      <text:h text:style-name="Heading_20_2" text:outline-level="2">Testing Plan:</text:h>
      <text:h text:style-name="Heading_20_3" text:outline-level="3">Game Functions:</text:h>
      <text:p text:style-name="P3"/>
      <text:p text:style-name="P3"><text:span text:style-name="T1">Key Events:</text:span></text:p>
      <text:p text:style-name="P3"><text:tab/><text:span text:style-name="T2">Forward</text:span></text:p>
      <text:p text:style-name="P3"><text:tab/><text:span text:style-name="T2">Backwards</text:span></text:p>
      <text:p text:style-name="P3"><text:tab/><text:span text:style-name="T2">Left</text:span></text:p>
      <text:p text:style-name="P3"><text:tab/><text:span text:style-name="T2">Right</text:span></text:p>
      <text:p text:style-name="P3"><text:tab/><text:span text:style-name="T2">Escape</text:span></text:p>
      <text:p text:style-name="P2"><text:tab/><text:span text:style-name="T2">Combination</text:span></text:p>
      <text:p text:style-name="P2">Timer:</text:p>
      <text:p text:style-name="P2"><text:tab/><text:span text:style-name="T2">Timer Countdown</text:span></text:p>
      <text:p text:style-name="P2"><text:tab/><text:span text:style-name="T2">Game Over Screen</text:span></text:p>
      <text:p text:style-name="P2">Item Placing:</text:p>
      <text:p text:style-name="P2"><text:tab/><text:span text:style-name="T2">Items placed upon start of game</text:span></text:p>
      <text:p text:style-name="P2"><text:tab/><text:span text:style-name="T2">Items replaced upon picking up an item</text:span></text:p>
      <text:p text:style-name="P1"/>
      <text:p text:style-name="P2">Sorting Algorithm:</text:p>
      <text:p text:style-name="P2"><text:tab/><text:span text:style-name="T3">Collecting an item runs bubble sort</text:span></text:p>
      <text:p text:style-name="P2"><text:tab/><text:span text:style-name="T4">When timer is at 0 run insertion sort and display in middle of screen </text:span></text:p>
      <text:p text:style-name="P2"/>
      <text:p text:style-name="P2">Searching Algorithm:</text:p>
      <text:p text:style-name="P2"><text:tab/><text:span text:style-name="T4">Dijkstra's algorithm implementation</text:span></text:p>
      <text:p text:style-name="P2"><text:tab/><text:span text:style-name="T4">Linear Search algorithm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Test No.</text:p>
          </table:table-cell>
          <table:table-cell table:style-name="Table1.A1" office:value-type="string">
            <text:p text:style-name="P7">Test Expected Value</text:p>
          </table:table-cell>
          <table:table-cell table:style-name="Table1.A1" office:value-type="string">
            <text:p text:style-name="P7">Pass / Fail</text:p>
          </table:table-cell>
          <table:table-cell table:style-name="Table1.D1" office:value-type="string">
            <text:p text:style-name="P7">Comment</text:p>
          </table:table-cell>
        </table:table-row>
        <table:table-row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Pressing the respective arrow keys <text:soft-page-break/>will move the car in the correct manner</text:p>
          </table:table-cell>
          <table:table-cell table:style-name="Table1.A2" office:value-type="string">
            <text:p text:style-name="P9">Pass</text:p>
          </table:table-cell>
          <table:table-cell table:style-name="Table1.D2" office:value-type="string">
            <text:p text:style-name="P10">This test went as expected. When the <text:soft-page-break/>arrow keys were pressed, the car moved in the respective manner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Pressing Multiple keys at the same time counteracts the opposite movements</text:p>
          </table:table-cell>
          <table:table-cell table:style-name="Table1.A2" office:value-type="string">
            <text:p text:style-name="P9">Pass</text:p>
          </table:table-cell>
          <table:table-cell table:style-name="Table1.D2" office:value-type="string">
            <text:p text:style-name="P10">Pressing two opposite keys counteracted the movements.</text:p>
          </table:table-cell>
        </table:table-row>
        <table:table-row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8">Upon starting the game the timer is initialised with the correct value and counts down accordingly</text:p>
          </table:table-cell>
          <table:table-cell table:style-name="Table1.A2" office:value-type="string">
            <text:p text:style-name="P9">Pass</text:p>
          </table:table-cell>
          <table:table-cell table:style-name="Table1.D2" office:value-type="string">
            <text:p text:style-name="P10">The timer started at the correct value and was being converted correctly, the timer also started to count down and update in time.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8">Once the timer hits 0 the game over screen shows along with the final score</text:p>
          </table:table-cell>
          <table:table-cell table:style-name="Table1.A2" office:value-type="string">
            <text:p text:style-name="P9">Partial Pass</text:p>
          </table:table-cell>
          <table:table-cell table:style-name="Table1.D2" office:value-type="string">
            <text:p text:style-name="P10">The game over screen showed but the final score was not moved to the middle of the screen.</text:p>
            <text:p text:style-name="P10">This was fixed by implementing code to move the final score when game over is called.</text:p>
          </table:table-cell>
        </table:table-row>
        <table:table-row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8">Starting the game places all items on the map in set quantities randomly over tiles of road, no items are placed on grass</text:p>
          </table:table-cell>
          <table:table-cell table:style-name="Table1.A2" office:value-type="string">
            <text:p text:style-name="P9">Fail</text:p>
          </table:table-cell>
          <table:table-cell table:style-name="Table1.D2" office:value-type="string">
            <text:p text:style-name="P10">The item spawning algorithm was spawning only on grass.</text:p>
            <text:p text:style-name="P10">This was fixed by changing the compare value when working out X and Y coordinates to spawn items.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8">Picking up an item subsequently spawns another item using the same class as the previous item, placed accordingly to spawning algorithm</text:p>
          </table:table-cell>
          <table:table-cell table:style-name="Table1.A2" office:value-type="string">
            <text:p text:style-name="P9">Fail</text:p>
          </table:table-cell>
          <table:table-cell table:style-name="Table1.D2" office:value-type="string">
            <text:p text:style-name="P10">Items were not being spawned back into the map.</text:p>
            <text:p text:style-name="P10">This was found to be a fault in the way the program called classes, changing the way we stored class variables fixed this issue.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8">Collecting an item runs the bubble sort algorithm and moves values accordingly</text:p>
          </table:table-cell>
          <table:table-cell table:style-name="Table1.A2" office:value-type="string">
            <text:p text:style-name="P9">Partial Pass</text:p>
          </table:table-cell>
          <table:table-cell table:style-name="Table1.D2" office:value-type="string">
            <text:p text:style-name="P10">Bubble sort was running for the previous item picked up.</text:p>
            <text:p text:style-name="P10">The line of code calling bubble sort was moved to after the new items score was added to the dictionary, allowing bubble sort the latest values.</text:p>
          </table:table-cell>
        </table:table-row>
        <table:table-row>
          <table:table-cell table:style-name="Table1.A2" office:value-type="string">
            <text:p text:style-name="P6">8</text:p>
          </table:table-cell>
          <table:table-cell table:style-name="Table1.A2" office:value-type="string">
            <text:p text:style-name="P8">When timer hits 0 insertion sort runs and moves all information to the middle of the screen reordered by the algorithm</text:p>
          </table:table-cell>
          <table:table-cell table:style-name="Table1.A2" office:value-type="string">
            <text:p text:style-name="P9">Pass</text:p>
          </table:table-cell>
          <table:table-cell table:style-name="Table1.D2" office:value-type="string">
            <text:p text:style-name="P10">All information was re-ordered and placed in the correct locations.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8">Dijkstra's shows the closest engine part to the character and is exact </text:p>
          </table:table-cell>
          <table:table-cell table:style-name="Table1.A2" office:value-type="string">
            <text:p text:style-name="P9">Partial Pass</text:p>
          </table:table-cell>
          <table:table-cell table:style-name="Table1.D2" office:value-type="string">
            <text:p text:style-name="P10">Dijkstra's showed the right direction but the values were 1350 pixels off.</text:p>
            <text:p text:style-name="P10">This was fixed by offsetting the cars value when sending it to Dijkstra's as this was inherent in the way we were spawning the player.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8">Linear search algorithm runs to check for a change in the way Dijkstra's algorithm is returning the node order.</text:p>
          </table:table-cell>
          <table:table-cell table:style-name="Table1.A2" office:value-type="string">
            <text:p text:style-name="P9">Pass</text:p>
          </table:table-cell>
          <table:table-cell table:style-name="Table1.D2" office:value-type="string">
            <text:p text:style-name="P10">As Dijkstra's is being run the linear search function was called, running on the new node graph found in the Dijkstra's class, and the correct values <text:soft-page-break/>are found within the data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895" officeooo:paragraph-rsid="0014d8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nathan Salm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dsalmon </meta:initial-creator>
    <meta:creation-date>2016-03-12T23:58:55.205688514</meta:creation-date>
    <dc:date>2016-03-13T02:07:09.961601773</dc:date>
    <dc:creator>jdsalmon </dc:creator>
    <meta:editing-duration>PT2H8M11S</meta:editing-duration>
    <meta:editing-cycles>9</meta:editing-cycles>
    <meta:generator>LibreOffice/4.3.3.2$Linux_X86_64 LibreOffice_project/430m0$Build-2</meta:generator>
    <meta:document-statistic meta:table-count="1" meta:image-count="0" meta:object-count="0" meta:page-count="3" meta:paragraph-count="72" meta:word-count="519" meta:character-count="2966" meta:non-whitespace-character-count="2502"/>
  </office:meta>
</office:document-meta>
</file>